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7.401cm" style:rel-column-width="25526*"/>
    </style:style>
    <style:style style:name="Таблица1.B" style:family="table-column">
      <style:table-column-properties style:column-width="11.599cm" style:rel-column-width="40009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.101cm" fo:margin-bottom="0.101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 style:list-style-name="L1">
      <style:text-properties style:font-name="Cambria"/>
    </style:style>
    <style:style style:name="P5" style:family="paragraph" style:parent-style-name="Text_20_body" style:list-style-name="L2">
      <style:text-properties style:font-name="Cambria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8" style:family="paragraph" style:parent-style-name="Heading_20_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1" style:font-weight-asian="bold" style:font-name-complex="Times New Roman1" style:font-weight-complex="bold" style:text-overline-style="none" style:text-overline-color="font-color"/>
    </style:style>
    <style:style style:name="T3" style:family="text">
      <style:text-properties style:font-name-asian="Times New Roman1" style:font-name-complex="Times New Roman1" style:text-overline-style="none" style:text-overline-color="font-color"/>
    </style:style>
    <style:style style:name="T4" style:family="text">
      <style:text-properties fo:language="ru" fo:country="RU"/>
    </style:style>
    <style:style style:name="T5" style:family="text">
      <style:text-properties fo:language="ru" fo:country="RU" style:font-name-asian="Times New Roman1" style:font-name-complex="Times New Roman1" style:text-overline-style="none" style:text-overline-color="font-color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font-name-asian="Times New Roman1" style:font-name-complex="Times New Roman1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"><draw:frame draw:style-name="fr1" draw:name="Графический объект1" text:anchor-type="as-char" svg:width="0.924cm" svg:height="0.873cm" draw:z-index="0"><draw:image xlink:href="../../odt/images/3020.png" xlink:type="simple" xlink:show="embed" xlink:actuate="onLoad"/></draw:frame></text:p>
          </table:table-cell>
          <table:table-cell table:style-name="Таблица1.B1" office:value-type="string">
            <text:h text:style-name="P8" text:outline-level="1">Выход алгоритма (векторный)</text:h>
          </table:table-cell>
        </table:table-row>
        <table:table-row>
          <table:table-cell table:style-name="Таблица1.A2" office:value-type="string">
            <text:p text:style-name="P7">в палитре</text:p>
          </table:table-cell>
          <table:table-cell table:style-name="Таблица1.B1" office:value-type="string">
            <text:p text:style-name="P2">| векторизован | <text:span text:style-name="T6">C</text:span><text:span text:style-name="T4">и</text:span> <text:span text:style-name="T6">|</text:span></text:p>
          </table:table-cell>
        </table:table-row>
        <table:table-row table:style-name="Таблица1.3">
          <table:table-cell table:style-name="Таблица1.A1" office:value-type="string">
            <text:p text:style-name="P6"><draw:frame draw:style-name="fr2" draw:name="Графический объект2" text:anchor-type="as-char" svg:width="6.399cm" svg:height="1.96cm" draw:z-index="1"><draw:image xlink:href="../../odt/images/3020_in_scheme.png" xlink:type="simple" xlink:show="embed" xlink:actuate="onLoad"/></draw:frame>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3">
          <table:table-cell table:style-name="Таблица1.A4" office:value-type="string">
            <text:p text:style-name="P7">на схеме</text:p>
          </table:table-cell>
          <table:table-cell table:style-name="Таблица1.B4" office:value-type="string">
            <text:p text:style-name="P2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2"><text:span text:style-name="T3">Блок </text:span><text:span text:style-name="T3">производит запись </text:span><text:span text:style-name="T5">значений сигналов (запись </text:span><text:span text:style-name="T3">данных) в локальный список сигналов проекта или в список сигналов подключенной базы данных. Блок имеет один вход, в отличие от блока «Выход алгоритма», где количество входных портов равно количеству записываемых сигналов. Размерность входного вектора равна </text:span><text:span text:style-name="T2">сумме</text:span><text:span text:style-name="T3"> размерностей записываемых сигналов.</text:span></text:p>
            <text:p text:style-name="P2">При двойном щелчке по блоку появляется редактор списка записываемых переменных:</text:p>
            <text:p text:style-name="P3"><draw:frame draw:style-name="fr1" draw:name="Графический объект3" text:anchor-type="as-char" svg:width="17.069cm" svg:height="7.511cm" draw:z-index="2"><draw:image xlink:href="../../odt/images/3018_prop.png" xlink:type="simple" xlink:show="embed" xlink:actuate="onLoad"/></draw:frame></text:p>
            <text:p text:style-name="P2">Имя переменной задаётся в поле «Имя сигнала». Каждому входу блока соответствует свой сигнал.</text:p>
            <text:p text:style-name="P2">Назначение полей таблицы:</text:p>
            <text:list xml:id="list4398780870171708254" text:style-name="L1">
              <text:list-item>
                <text:p text:style-name="P4"><text:span text:style-name="T3">№ </text:span><text:span text:style-name="T3">— </text:span><text:span text:style-name="T3">задается порядковый номер сигнала (и соответственно входа блока).</text:span></text:p>
              </text:list-item>
              <text:list-item>
                <text:p text:style-name="P4"><text:span text:style-name="T7">ID </text:span><text:span text:style-name="T7">—</text:span><text:span text:style-name="T7"> </text:span><text:span text:style-name="T5">идентификатор сигнала (входа).</text:span></text:p>
              </text:list-item>
              <text:list-item>
                <text:p text:style-name="P4"><text:span text:style-name="T5">Приёмник </text:span><text:span text:style-name="T5">— описание «пункта назначения» сигнала (куда уходит сигнал).</text:span></text:p>
              </text:list-item>
              <text:list-item>
                <text:p text:style-name="P4">Маркировка — маркировка сигнала (или приёмника сигнала).</text:p>
              </text:list-item>
              <text:list-item>
                <text:p text:style-name="P4">Команда — обозначение или имя команды. Используется при создании алгоритмов для формирования команд на блоки управления задвижками, двигателями и т.п.</text:p>
              </text:list-item>
              <text:list-item>
                <text:p text:style-name="P4">Имя сигнала — имя переменной, записываемой в базу данных.</text:p>
              </text:list-item>
            </text:list>
            <text:p text:style-name="P2">В нижней части задается имя алгоритма, под которым в базе данных будут записаны выходные сигналы этого алгоритма.</text:p>
            <text:p text:style-name="P2"><text:soft-page-break/>Справа есть опции, которыми можно настроить внешний вид блока на схеме, отображение шапки и расположение портов блока.</text:p>
            <text:p text:style-name="P2"><text:span text:style-name="T1">Свойства</text:span>:</text:p>
            <text:list xml:id="list1191154145222264083" text:style-name="L2">
              <text:list-item>
                <text:p text:style-name="P5">Выбор максимума (ИЛИ).</text:p>
              </text:list-item>
              <text:list-item>
                <text:p text:style-name="P5">Имя алгоритма — имя (строка), с которого начинаются имена всех сигналов в базе данных, имеющих отношение к этому алгоритму.</text:p>
              </text:list-item>
              <text:list-item>
                <text:p text:style-name="P5">Транслировать в исполнительную систему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ыход алгоритма (векторный)</dc:title>
    <dc:date>2014-12-01T18:39:28.19</dc:date>
    <meta:generator>OpenOffice/4.1.1$Win32 OpenOffice.org_project/411m6$Build-9775</meta:generator>
    <meta:editing-duration>PT3H24M12S</meta:editing-duration>
    <meta:editing-cycles>78</meta:editing-cycles>
    <meta:document-statistic meta:table-count="1" meta:image-count="3" meta:object-count="0" meta:page-count="2" meta:paragraph-count="23" meta:word-count="213" meta:character-count="1480"/>
  </office:meta>
</office:document-meta>
</file>